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 style:data-style-name="N0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none" style:print-content="true" fo:padding="0.71mm"/>
    </style:style>
    <style:style style:name="ce4" style:family="table-cell" style:parent-style-name="Default" style:data-style-name="N44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rea </text:p>
          </table:table-cell>
          <table:table-cell office:value-type="string" calcext:value-type="string">
            <text:p>Perimetro <text:s/></text:p>
          </table:table-cell>
          <table:table-cell office:value-type="string" calcext:value-type="string">
            <text:p>Raggio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37.66" calcext:value-type="float">
            <text:p>14537,66</text:p>
          </table:table-cell>
          <table:table-cell office:value-type="float" office:value="427.42" calcext:value-type="float">
            <text:p>427,42</text:p>
          </table:table-cell>
          <table:table-cell office:value-type="float" office:value="68.03" calcext:value-type="float">
            <text:p>68,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03.67" calcext:value-type="float">
            <text:p>29203,67</text:p>
          </table:table-cell>
          <table:table-cell office:value-type="float" office:value="605.79" calcext:value-type="float">
            <text:p>605,79</text:p>
          </table:table-cell>
          <table:table-cell office:value-type="float" office:value="96.41" calcext:value-type="float">
            <text:p>96,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662.79" calcext:value-type="float">
            <text:p>43662,79</text:p>
          </table:table-cell>
          <table:table-cell office:value-type="float" office:value="740.73" calcext:value-type="float">
            <text:p>740,73</text:p>
          </table:table-cell>
          <table:table-cell office:value-type="float" office:value="117.89" calcext:value-type="float">
            <text:p>117,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877.47" calcext:value-type="float">
            <text:p>57877,47</text:p>
          </table:table-cell>
          <table:table-cell office:value-type="float" office:value="852.82" calcext:value-type="float">
            <text:p>852,82</text:p>
          </table:table-cell>
          <table:table-cell office:value-type="float" office:value="135.73" calcext:value-type="float">
            <text:p>135,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606.92" calcext:value-type="float">
            <text:p>71606,92</text:p>
          </table:table-cell>
          <table:table-cell office:value-type="float" office:value="948.6" calcext:value-type="float">
            <text:p>948,6</text:p>
          </table:table-cell>
          <table:table-cell office:value-type="float" office:value="150.97" calcext:value-type="float">
            <text:p>150,97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4783.4" calcext:value-type="float">
            <text:p>14783,4</text:p>
          </table:table-cell>
          <table:table-cell office:value-type="float" office:value="431.01" calcext:value-type="float">
            <text:p>431,01</text:p>
          </table:table-cell>
          <table:table-cell office:value-type="float" office:value="68.6" calcext:value-type="float">
            <text:p>68,6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9327.08" calcext:value-type="float">
            <text:p>19327,08</text:p>
          </table:table-cell>
          <table:table-cell office:value-type="float" office:value="492.82" calcext:value-type="float">
            <text:p>492,82</text:p>
          </table:table-cell>
          <table:table-cell office:value-type="float" office:value="78.43" calcext:value-type="float">
            <text:p>78,43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5039.08" calcext:value-type="float">
            <text:p>25039,08</text:p>
          </table:table-cell>
          <table:table-cell office:value-type="float" office:value="560.94" calcext:value-type="float">
            <text:p>560,94</text:p>
          </table:table-cell>
          <table:table-cell office:value-type="float" office:value="89.28" calcext:value-type="float">
            <text:p>89,28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3846.88" calcext:value-type="float">
            <text:p>33846,88</text:p>
          </table:table-cell>
          <table:table-cell office:value-type="float" office:value="652.18" calcext:value-type="float">
            <text:p>652,18</text:p>
          </table:table-cell>
          <table:table-cell office:value-type="float" office:value="103.8" calcext:value-type="float">
            <text:p>103,8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9343.2" calcext:value-type="float">
            <text:p>39343,2</text:p>
          </table:table-cell>
          <table:table-cell office:value-type="float" office:value="703.14" calcext:value-type="float">
            <text:p>703,14</text:p>
          </table:table-cell>
          <table:table-cell office:value-type="float" office:value="111.91" calcext:value-type="float">
            <text:p>111,91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8397.32" calcext:value-type="float">
            <text:p>48397,32</text:p>
          </table:table-cell>
          <table:table-cell office:value-type="float" office:value="779.86" calcext:value-type="float">
            <text:p>779,86</text:p>
          </table:table-cell>
          <table:table-cell office:value-type="float" office:value="124.12" calcext:value-type="float">
            <text:p>124,12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53732.58" calcext:value-type="float">
            <text:p>53732,58</text:p>
          </table:table-cell>
          <table:table-cell office:value-type="float" office:value="821.72" calcext:value-type="float">
            <text:p>821,72</text:p>
          </table:table-cell>
          <table:table-cell office:value-type="float" office:value="130.78" calcext:value-type="float">
            <text:p>130,78</text:p>
          </table:table-cell>
          <table:table-cell table:style-name="ce4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61694.03" calcext:value-type="float">
            <text:p>61694,03</text:p>
          </table:table-cell>
          <table:table-cell office:value-type="float" office:value="880.49" calcext:value-type="float">
            <text:p>880,49</text:p>
          </table:table-cell>
          <table:table-cell office:value-type="float" office:value="140.14" calcext:value-type="float">
            <text:p>140,14</text:p>
          </table:table-cell>
          <table:table-cell table:style-name="ce4"/>
          <table:table-cell table:style-name="ce1"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11.17" calcext:value-type="float">
            <text:p>20411,17</text:p>
          </table:table-cell>
          <table:table-cell table:style-name="ce3" office:value-type="float" office:value="506.45" calcext:value-type="float">
            <text:p>506,45</text:p>
          </table:table-cell>
          <table:table-cell table:style-name="ce3" office:value-type="float" office:value="80.6" calcext:value-type="float">
            <text:p>80,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13.81" calcext:value-type="float">
            <text:p>22113,81</text:p>
          </table:table-cell>
          <table:table-cell table:style-name="ce3" office:value-type="float" office:value="527.15" calcext:value-type="float">
            <text:p>527,15</text:p>
          </table:table-cell>
          <table:table-cell table:style-name="ce3" office:value-type="float" office:value="83.9" calcext:value-type="float">
            <text:p>83,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40.95" calcext:value-type="float">
            <text:p>23740,95</text:p>
          </table:table-cell>
          <table:table-cell table:style-name="ce3" office:value-type="float" office:value="546.2" calcext:value-type="float">
            <text:p>546,2</text:p>
          </table:table-cell>
          <table:table-cell table:style-name="ce3" office:value-type="float" office:value="86.93" calcext:value-type="float">
            <text:p>86,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76.18" calcext:value-type="float">
            <text:p>34676,18</text:p>
          </table:table-cell>
          <table:table-cell table:style-name="ce3" office:value-type="float" office:value="660.12" calcext:value-type="float">
            <text:p>660,12</text:p>
          </table:table-cell>
          <table:table-cell table:style-name="ce3" office:value-type="float" office:value="105.06" calcext:value-type="float">
            <text:p>105,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328.65" calcext:value-type="float">
            <text:p>36328,65</text:p>
          </table:table-cell>
          <table:table-cell table:style-name="ce3" office:value-type="float" office:value="675.66" calcext:value-type="float">
            <text:p>675,66</text:p>
          </table:table-cell>
          <table:table-cell table:style-name="ce3" office:value-type="float" office:value="107.53" calcext:value-type="float">
            <text:p>107,5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314" calcext:value-type="float">
            <text:p>38314</text:p>
          </table:table-cell>
          <table:table-cell table:style-name="ce3" office:value-type="float" office:value="693.88" calcext:value-type="float">
            <text:p>693,88</text:p>
          </table:table-cell>
          <table:table-cell table:style-name="ce3" office:value-type="float" office:value="110.43" calcext:value-type="float">
            <text:p>110,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850.58" calcext:value-type="float">
            <text:p>48850,58</text:p>
          </table:table-cell>
          <table:table-cell table:style-name="ce3" office:value-type="float" office:value="783.5" calcext:value-type="float">
            <text:p>783,5</text:p>
          </table:table-cell>
          <table:table-cell table:style-name="ce3" office:value-type="float" office:value="124.7" calcext:value-type="float">
            <text:p>124,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599.95" calcext:value-type="float">
            <text:p>50599,95</text:p>
          </table:table-cell>
          <table:table-cell table:style-name="ce3" office:value-type="float" office:value="797.41" calcext:value-type="float">
            <text:p>797,41</text:p>
          </table:table-cell>
          <table:table-cell table:style-name="ce3" office:value-type="float" office:value="126.91" calcext:value-type="float">
            <text:p>126,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508.13" calcext:value-type="float">
            <text:p>52508,13</text:p>
          </table:table-cell>
          <table:table-cell table:style-name="ce3" office:value-type="float" office:value="812.3" calcext:value-type="float">
            <text:p>812,3</text:p>
          </table:table-cell>
          <table:table-cell table:style-name="ce3" office:value-type="float" office:value="129.28" calcext:value-type="float">
            <text:p>129,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4:08:29.21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00:47.803000000</meta:creation-date>
    <dc:date>2019-02-17T14:17:02.885000000</dc:date>
    <meta:editing-duration>PT10M18S</meta:editing-duration>
    <meta:editing-cycles>2</meta:editing-cycles>
    <meta:generator>LibreOffice/5.1.3.2$Windows_x86 LibreOffice_project/644e4637d1d8544fd9f56425bd6cec110e49301b</meta:generator>
    <meta:document-statistic meta:table-count="1" meta:cell-count="91" meta:object-count="0"/>
  </office:meta>
</office:document-meta>
</file>